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7D6D38D2.jpg"/>
  <manifest:file-entry manifest:media-type="image/gif" manifest:full-path="Pictures/100002000000002D000000251A44B916.gif"/>
  <manifest:file-entry manifest:media-type="image/jpeg" manifest:full-path="Pictures/100000000000040000000300DE54C997.jp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2/Pictures/100002010000021B0000021C838BD59E.png"/>
  <manifest:file-entry manifest:media-type="image/gif" manifest:full-path="Object 2/Pictures/100002000000000A0000000A1F4FBE6C.gif"/>
  <manifest:file-entry manifest:media-type="image/png" manifest:full-path="Object 2/Pictures/10000201000000380000003822F55AE0.png"/>
  <manifest:file-entry manifest:media-type="image/png" manifest:full-path="Object 2/Pictures/1000020100000038000000386ADB3D58.png"/>
  <manifest:file-entry manifest:media-type="image/gif" manifest:full-path="Object 2/Pictures/100002000000000A0000000A37714092.gif"/>
  <manifest:file-entry manifest:media-type="image/gif" manifest:full-path="Object 2/Pictures/100002000000001200000012EA5D6875.gif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1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time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2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6" style:family="graphic" style:parent-style-name="standard">
      <style:graphic-properties draw:stroke="none" svg:stroke-color="#000000" draw:fill="none" draw:fill-color="#ffffff" draw:fill-gradient-name="Gradient_20_31" draw:auto-grow-height="true" draw:auto-grow-width="false" fo:max-height="0cm" fo:min-height="2.469cm"/>
    </style:style>
    <style:style style:name="gr7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4" draw:fill-hatch-name="Black_20_0_20_Degrees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33" draw:opacity="80%" draw:textarea-horizontal-align="justify" draw:textarea-vertical-align="middle" draw:auto-grow-height="false" fo:padding-top="0.125cm" fo:padding-bottom="0.125cm" fo:padding-left="0.25cm" fo:padding-right="0.25cm" fo:wrap-option="wrap" draw:shadow-opacity="80%"/>
    </style:style>
    <style:style style:name="gr9" style:family="graphic" style:parent-style-name="standard">
      <style:graphic-properties draw:stroke="none" svg:stroke-width="0cm" svg:stroke-color="#000000" draw:marker-start-width="0.2cm" draw:marker-end-width="0.2cm" draw:fill="solid" draw:fill-color="#1c2228" draw:fill-gradient-name="Gradient_20_7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0" style:family="graphic" style:parent-style-name="standard">
      <style:graphic-properties draw:stroke="none" svg:stroke-width="0cm" svg:stroke-color="#000000" draw:marker-start-width="0.2cm" draw:marker-end-width="0.2cm" draw:fill="solid" draw:fill-color="#5a6e84" draw:fill-gradient-name="Gradient_20_8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Gradient_20_117" draw:fill-hatch-name="Black_20_0_20_Degrees" draw:opacity="100%" draw:textarea-horizontal-align="justify" draw:textarea-vertical-align="middle" draw:auto-grow-height="false" fo:padding-top="0.125cm" fo:padding-bottom="0.125cm" fo:padding-left="0.25cm" fo:padding-right="0.25cm" fo:wrap-option="no-wrap" draw:shadow-opacity="100%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solid" draw:fill-color="#919faa" draw:fill-gradient-name="time3" draw:opacity="100%" draw:textarea-horizontal-align="justify" draw:textarea-vertical-align="middle" draw:auto-grow-height="false" fo:padding-top="0.125cm" fo:padding-bottom="0.125cm" fo:padding-left="0.25cm" fo:padding-right="0.25cm" fo:wrap-option="wrap" draw:shadow-opacity="100%"/>
    </style:style>
    <style:style style:name="gr13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4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5" style:family="graphic" style:parent-style-name="standard" style:list-style-name="L3">
      <style:graphic-properties draw:stroke="none" svg:stroke-width="0cm" svg:stroke-color="#000000" draw:marker-start-width="0.2cm" draw:marker-end-width="0.2cm" draw:fill="solid" draw:fill-color="#919faa" draw:fill-gradient-name="Gradient_20_34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opacity="100%"/>
    </style:style>
    <style:style style:name="gr16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="Symmetric_20_Arrow" draw:marker-end-width="0.2cm" draw:marker-end-center="false" svg:stroke-opacity="100%" draw:stroke-linejoin="round" draw:fill="solid" draw:fill-color="#1c2228" draw:secondary-fill-color="#99ccff" draw:fill-gradient-name="Gradient_20_7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none" draw:stroke-dash="Dash_20_10" svg:stroke-width="0cm" svg:stroke-color="#000000" draw:marker-start="" draw:marker-start-width="0.2cm" draw:marker-start-center="false" draw:marker-end-width="0.2cm" draw:marker-end-center="false" svg:stroke-opacity="100%" draw:stroke-linejoin="round" draw:fill="solid" draw:fill-color="#5a6e84" draw:secondary-fill-color="#99ccff" draw:fill-gradient-name="Gradient_20_9" draw:gradient-step-count="0" draw:fill-hatch-name="Hatch_20_46" draw:fill-hatch-solid="false" draw:fill-image-name="Bitmape_20_16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>
      <style:graphic-properties draw:stroke="none" svg:stroke-width="0cm" svg:stroke-color="#000000" draw:marker-start-width="0.2cm" draw:marker-end-width="0.2cm" draw:fill="none" draw:fill-color="#ffffff" draw:fill-gradient-name="Gradient_20_123" draw:textarea-horizontal-align="left" draw:auto-grow-height="true" draw:auto-grow-width="false" fo:min-height="0.666cm" fo:min-width="9.808cm"/>
    </style:style>
    <style:style style:name="gr20" style:family="graphic" style:parent-style-name="standard">
      <style:graphic-properties draw:stroke="none" draw:fill="solid" draw:fill-color="#919faa" draw:fill-gradient-name="Gradient_20_34" draw:opacity="85%" draw:textarea-horizontal-align="justify" draw:textarea-vertical-align="middle" draw:auto-grow-height="false" draw:shadow-opacity="85%"/>
    </style:style>
    <style:style style:name="gr21" style:family="graphic" style:parent-style-name="standard">
      <style:graphic-properties draw:stroke="none" draw:fill="solid" draw:fill-color="#919faa" draw:fill-gradient-name="time3" draw:opacity="85%" draw:textarea-horizontal-align="justify" draw:textarea-vertical-align="middle" draw:auto-grow-height="false" fo:wrap-option="no-wrap" draw:shadow-opacity="85%"/>
    </style:style>
    <style:style style:name="gr22" style:family="graphic" style:parent-style-name="standard">
      <style:graphic-properties draw:stroke="none" draw:fill="solid" draw:fill-color="#919faa" draw:fill-gradient-name="Gradient_20_108" draw:opacity="85%" draw:textarea-horizontal-align="justify" draw:textarea-vertical-align="middle" draw:auto-grow-height="false" draw:shadow="hidden" draw:shadow-opacity="85%"/>
    </style:style>
    <style:style style:name="gr23" style:family="graphic" style:parent-style-name="standard">
      <style:graphic-properties draw:stroke="none" draw:fill="solid" draw:fill-color="#919faa" draw:fill-gradient-name="Gradient_20_105" draw:opacity="85%" draw:textarea-horizontal-align="justify" draw:textarea-vertical-align="middle" draw:auto-grow-height="false" fo:wrap-option="no-wrap" draw:shadow-opacity="85%"/>
    </style:style>
    <style:style style:name="gr24" style:family="graphic" style:parent-style-name="standard">
      <style:graphic-properties draw:stroke="none" draw:fill="solid" draw:fill-color="#1c2228" draw:fill-gradient-name="Gradient_20_108" draw:opacity="85%" draw:textarea-horizontal-align="justify" draw:textarea-vertical-align="middle" draw:auto-grow-height="false" draw:shadow="hidden" draw:shadow-opacity="85%"/>
    </style:style>
    <style:style style:name="gr25" style:family="graphic" style:parent-style-name="standard">
      <style:graphic-properties draw:stroke="none" draw:fill="solid" draw:fill-color="#1c2228" draw:fill-gradient-name="Gradient_20_105" draw:opacity="85%" draw:textarea-horizontal-align="justify" draw:textarea-vertical-align="middle" draw:auto-grow-height="false" fo:wrap-option="no-wrap" draw:shadow-opacity="85%"/>
    </style:style>
    <style:style style:name="gr26" style:family="graphic" style:parent-style-name="standard">
      <style:graphic-properties draw:stroke="none" draw:fill="solid" draw:fill-color="#5a6e84" draw:fill-gradient-name="Gradient_20_36" draw:opacity="85%" draw:textarea-horizontal-align="justify" draw:textarea-vertical-align="middle" draw:auto-grow-height="false" fo:wrap-option="no-wrap" draw:shadow-opacity="85%"/>
    </style:style>
    <style:style style:name="gr27" style:family="graphic" style:parent-style-name="standard">
      <style:graphic-properties draw:stroke="none" draw:fill="solid" draw:fill-color="#919faa" draw:fill-gradient-name="Gradient_20_124" draw:opacity="85%" draw:textarea-horizontal-align="justify" draw:textarea-vertical-align="middle" draw:auto-grow-height="false" fo:wrap-option="no-wrap" draw:shadow-opacity="85%"/>
    </style:style>
    <style:style style:name="gr28" style:family="graphic" style:parent-style-name="standard">
      <style:graphic-properties draw:stroke="none" draw:fill="solid" draw:fill-color="#919faa" draw:fill-gradient-name="Gradient_20_36" draw:opacity="85%" draw:textarea-horizontal-align="justify" draw:textarea-vertical-align="middle" draw:auto-grow-height="false" fo:wrap-option="no-wrap" draw:shadow-opacity="85%"/>
    </style:style>
    <style:style style:name="gr29" style:family="graphic" style:parent-style-name="standard">
      <style:graphic-properties draw:stroke="none" draw:fill="solid" draw:fill-color="#1c2228" draw:fill-gradient-name="Gradient_20_124" draw:opacity="85%" draw:textarea-horizontal-align="justify" draw:textarea-vertical-align="middle" draw:auto-grow-height="false" fo:wrap-option="no-wrap" draw:shadow-opacity="85%"/>
    </style:style>
    <style:style style:name="gr30" style:family="graphic" style:parent-style-name="standard">
      <style:graphic-properties draw:ole-draw-aspect="1"/>
    </style:style>
    <style:style style:name="pr1" style:family="presentation" style:parent-style-name="Balance-title">
      <style:graphic-properties fo:min-height="3.256cm"/>
    </style:style>
    <style:style style:name="pr2" style:family="presentation" style:parent-style-name="Balance-notes">
      <style:graphic-properties draw:fill-color="#ffffff" draw:auto-grow-height="true" fo:min-height="13.365cm"/>
    </style:style>
    <style:style style:name="pr3" style:family="presentation" style:parent-style-name="Balance-title">
      <style:graphic-properties draw:fill-color="#ffffff" draw:auto-grow-height="true" fo:min-height="3.507cm"/>
    </style:style>
    <style:style style:name="pr4" style:family="presentation" style:parent-style-name="Balance-outline1">
      <style:graphic-properties draw:fill-color="#ffffff" fo:min-height="13.609cm"/>
    </style:style>
    <style:style style:name="pr5" style:family="presentation" style:parent-style-name="Balance-notes">
      <style:graphic-properties draw:fill-color="#ffffff" fo:min-height="13.114cm"/>
    </style:style>
    <style:style style:name="pr6" style:family="presentation" style:parent-style-name="Balance-subtitle">
      <style:graphic-properties draw:fill-color="#ffffff" fo:min-height="13.609cm"/>
    </style:style>
    <style:style style:name="pr7" style:family="presentation" style:parent-style-name="Balance-title">
      <style:graphic-properties draw:fill-color="#ffffff" fo:min-height="3.256cm"/>
    </style:style>
    <style:style style:name="pr8" style:family="presentation" style:parent-style-name="Balance-outline1">
      <style:graphic-properties draw:fill-color="#ffffff" fo:min-height="8.086cm"/>
    </style:style>
    <style:style style:name="pr9" style:family="presentation" style:parent-style-name="Balance-outline1">
      <style:graphic-properties draw:fill-color="#ffffff" fo:min-height="7.586cm"/>
    </style:style>
    <style:style style:name="pr10" style:family="presentation" style:parent-style-name="Balance-title">
      <style:graphic-properties draw:auto-grow-height="true" fo:min-height="3.507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color="#ffffff" fo:font-weight="bold" style:font-weight-asian="bold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1.2cm" fo:margin-right="0cm" fo:text-align="start" fo:text-indent="-0.9cm"/>
    </style:style>
    <style:style style:name="P10" style:family="paragraph">
      <style:paragraph-properties fo:margin-left="1.2cm" fo:margin-right="0cm" fo:text-align="end" fo:text-indent="-0.9cm"/>
    </style:style>
    <style:style style:name="P11" style:family="paragraph">
      <style:paragraph-properties fo:margin-left="1.2cm" fo:margin-right="0cm" text:enable-numbering="true" fo:text-indent="-0.9cm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14" style:family="paragraph">
      <style:paragraph-properties fo:margin-left="0cm" fo:margin-right="0cm" fo:text-indent="0cm"/>
      <style:text-properties fo:color="#000000" fo:font-family="Arial" style:font-family-generic="swiss" style:font-pitch="variable" fo:font-size="18pt" fo:font-weight="normal" style:font-weight-asian="normal" style:font-weight-complex="normal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paragraph-properties fo:margin-left="0cm" fo:margin-right="0cm" fo:line-height="150%" fo:text-align="start" fo:text-indent="0cm"/>
    </style:style>
    <style:style style:name="P17" style:family="paragraph">
      <style:paragraph-properties fo:margin-left="0cm" fo:margin-right="0cm" fo:line-height="150%" fo:text-align="start" fo:text-indent="0cm"/>
      <style:text-properties fo:color="#ffffff" fo:font-size="18pt" fo:font-weight="normal" style:font-size-asian="18pt" style:font-weight-asian="normal" style:font-size-complex="18pt" style:font-weight-complex="normal"/>
    </style:style>
    <style:style style:name="P18" style:family="paragraph">
      <style:paragraph-properties fo:margin-left="0cm" fo:margin-right="0cm" fo:line-height="150%" fo:text-align="start" fo:text-indent="0cm"/>
      <style:text-properties fo:color="#ffffff" fo:font-size="14pt" fo:font-weight="normal" style:font-size-asian="14pt" style:font-weight-asian="normal" style:font-size-complex="14pt" style:font-weight-complex="normal"/>
    </style:style>
    <style:style style:name="P19" style:family="paragraph">
      <style:paragraph-properties fo:margin-left="0cm" fo:margin-right="0cm" fo:text-align="center" fo:text-indent="0cm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margin-left="0cm" fo:margin-right="0cm" fo:line-height="150%" fo:text-align="start" fo:text-indent="0cm"/>
      <style:text-properties fo:color="#ffffff" fo:font-size="18pt" fo:font-weight="normal" style:font-weight-asian="normal" style:font-weight-complex="normal"/>
    </style:style>
    <style:style style:name="P21" style:family="paragraph">
      <style:paragraph-properties fo:margin-left="0cm" fo:margin-right="0cm" fo:margin-top="0cm" fo:margin-bottom="0.5cm" fo:line-height="150%" fo:text-align="center" fo:text-indent="0cm"/>
    </style:style>
    <style:style style:name="P22" style:family="paragraph">
      <style:paragraph-properties fo:margin-left="0cm" fo:margin-right="0cm" fo:margin-top="0cm" fo:margin-bottom="0.5cm" fo:line-height="150%" fo:text-align="center" text:enable-numbering="false" fo:text-indent="0cm"/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3" style:family="paragraph">
      <style:paragraph-properties fo:margin-left="0cm" fo:margin-right="0cm" fo:line-height="150%" fo:text-align="center" fo:text-indent="0cm"/>
    </style:style>
    <style:style style:name="P24" style:family="paragraph">
      <style:paragraph-properties fo:margin-left="0cm" fo:margin-right="0cm" fo:line-height="150%" fo:text-align="center" fo:text-indent="0cm"/>
      <style:text-properties fo:color="#ffffff" fo:font-size="22pt" fo:font-weight="normal" style:font-size-asian="22pt" style:font-weight-asian="normal" style:font-size-complex="22pt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 fo:hyphenate="false"/>
    </style:style>
    <style:style style:name="P2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 fo:hyphenate="false"/>
    </style:style>
    <style:style style:name="P28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fo:color="#ffffff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margin-left="0cm" fo:margin-right="0cm" fo:text-indent="0cm"/>
      <style:text-properties fo:color="#000000" fo:font-size="18pt" fo:font-weight="normal" style:font-size-asian="18pt" style:font-weight-asian="normal" style:font-size-complex="18pt" style:font-weight-complex="normal"/>
    </style:style>
    <style:style style:name="P30" style:family="paragraph">
      <style:paragraph-properties fo:text-align="center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31" style:family="paragraph">
      <style:paragraph-properties fo:text-align="center"/>
      <style:text-properties fo:font-family="Arial" style:font-family-generic="roman" style:font-pitch="variable" style:font-family-complex="Tahoma" style:font-family-generic-complex="system" style:font-pitch-complex="variabl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1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919faa" fo:font-family="'Arial Black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5a6e84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ffffff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0000" style:text-outline="false" style:text-line-through-style="none" style:text-position="0% 100%" fo:font-family="'Arial Black'" style:font-family-generic="swiss" style:font-pitch="variable" fo:font-size="22pt" fo:letter-spacing="normal" fo:language="en" fo:country="US" fo:font-style="normal" fo:text-shadow="none" style:text-underline-style="none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family-complex="Tahoma" style:font-family-generic-complex="system" style:font-pitch-complex="variable" style:font-size-complex="22pt" style:language-complex="zxx" style:country-complex="none" style:font-style-complex="normal" style:text-emphasize="none" style:text-scale="100%" style:font-relief="none"/>
    </style:style>
    <style:style style:name="T12" style:family="text">
      <style:text-properties fo:color="#ffffff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22pt" style:language-asian="zh" style:country-asian="CN" style:font-style-asian="normal" style:font-weight-asian="bold" style:font-family-complex="Tahoma" style:font-family-generic-complex="system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fo:font-family="Arial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line-through-mode="continuous" style:letter-kerning="true" style:font-family-asian="方正宋体" style:font-family-generic-asian="system" style:font-pitch-asian="variable" style:font-size-asian="18pt" style:language-asian="zh" style:country-asian="CN" style:font-style-asian="normal" style:font-weight-asian="bold" style:font-family-complex="Tahoma" style:font-family-generic-complex="system" style:font-pitch-complex="variable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15" style:family="text">
      <style:text-properties fo:color="#000000" fo:font-family="'Arial Unicode M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D000000251A44B916.gif" xlink:type="simple" xlink:show="embed" xlink:actuate="onLoad">
        <style:list-level-properties style:vertical-pos="middle" style:vertical-rel="line" fo:width="2.39cm" fo:height="2.39cm"/>
      </text:list-level-style-image>
      <text:list-level-style-image text:level="2" xlink:href="Pictures/100002000000002D000000251A44B916.gif" xlink:type="simple" xlink:show="embed" xlink:actuate="onLoad">
        <style:list-level-properties text:space-before="0.6cm" text:min-label-width="0.6cm" style:vertical-pos="middle" style:vertical-rel="line" fo:width="2.39cm" fo:height="2.39cm"/>
      </text:list-level-style-image>
      <text:list-level-style-image text:level="3" xlink:href="Pictures/100002000000002D000000251A44B916.gif" xlink:type="simple" xlink:show="embed" xlink:actuate="onLoad">
        <style:list-level-properties text:space-before="1.2cm" text:min-label-width="0.6cm" style:vertical-pos="middle" style:vertical-rel="line" fo:width="2.39cm" fo:height="2.39cm"/>
      </text:list-level-style-image>
      <text:list-level-style-image text:level="4" xlink:href="Pictures/100002000000002D000000251A44B916.gif" xlink:type="simple" xlink:show="embed" xlink:actuate="onLoad">
        <style:list-level-properties text:space-before="1.8cm" text:min-label-width="0.6cm" style:vertical-pos="middle" style:vertical-rel="line" fo:width="2.39cm" fo:height="2.39cm"/>
      </text:list-level-style-image>
      <text:list-level-style-image text:level="5" xlink:href="Pictures/100002000000002D000000251A44B916.gif" xlink:type="simple" xlink:show="embed" xlink:actuate="onLoad">
        <style:list-level-properties text:space-before="2.4cm" text:min-label-width="0.6cm" style:vertical-pos="middle" style:vertical-rel="line" fo:width="2.39cm" fo:height="2.39cm"/>
      </text:list-level-style-image>
      <text:list-level-style-image text:level="6" xlink:href="Pictures/100002000000002D000000251A44B916.gif" xlink:type="simple" xlink:show="embed" xlink:actuate="onLoad">
        <style:list-level-properties text:space-before="3cm" text:min-label-width="0.6cm" style:vertical-pos="middle" style:vertical-rel="line" fo:width="2.39cm" fo:height="2.39cm"/>
      </text:list-level-style-image>
      <text:list-level-style-image text:level="7" xlink:href="Pictures/100002000000002D000000251A44B916.gif" xlink:type="simple" xlink:show="embed" xlink:actuate="onLoad">
        <style:list-level-properties text:space-before="3.6cm" text:min-label-width="0.6cm" style:vertical-pos="middle" style:vertical-rel="line" fo:width="2.39cm" fo:height="2.39cm"/>
      </text:list-level-style-image>
      <text:list-level-style-image text:level="8" xlink:href="Pictures/100002000000002D000000251A44B916.gif" xlink:type="simple" xlink:show="embed" xlink:actuate="onLoad">
        <style:list-level-properties text:space-before="4.2cm" text:min-label-width="0.6cm" style:vertical-pos="middle" style:vertical-rel="line" fo:width="2.39cm" fo:height="2.39cm"/>
      </text:list-level-style-image>
      <text:list-level-style-image text:level="9" xlink:href="Pictures/100002000000002D000000251A44B916.gif" xlink:type="simple" xlink:show="embed" xlink:actuate="onLoad">
        <style:list-level-properties text:space-before="4.8cm" text:min-label-width="0.6cm" style:vertical-pos="middle" style:vertical-rel="line" fo:width="2.39cm" fo:height="2.39cm"/>
      </text:list-level-style-image>
      <text:list-level-style-image text:level="10" xlink:href="Pictures/100002000000002D000000251A44B916.gif" xlink:type="simple" xlink:show="embed" xlink:actuate="onLoad">
        <style:list-level-properties text:space-before="5.4cm" text:min-label-width="0.6cm" style:vertical-pos="middle" style:vertical-rel="line" fo:width="2.39cm" fo:height="2.39cm"/>
      </text:list-level-style-image>
    </text:list-style>
  </office:automatic-styles>
  <office:body>
    <office:presentation>
      <draw:page draw:name="page1" draw:style-name="dp1" draw:master-page-name="Balance">
        <office:forms form:automatic-focus="false" form:apply-design-mode="false"/>
        <draw:frame presentation:style-name="pr1" draw:text-style-name="P2" draw:layer="layout" svg:width="25.199cm" svg:height="3.256cm" svg:x="1.15cm" svg:y="0.512cm" presentation:class="title" presentation:user-transformed="true">
          <draw:text-box>
            <text:p text:style-name="P1"><text:span text:style-name="T1">Fixed Asset Management System</text:span><text:span text:style-name="T1"><text:line-break/></text:span><text:span text:style-name="T2">for Laknipayum LLC</text:span></text:p>
          </draw:text-box>
        </draw:frame>
        <draw:frame draw:style-name="gr1" draw:text-style-name="P4" draw:layer="layout" svg:width="6.663cm" svg:height="0.964cm" svg:x="21.337cm" svg:y="16.5cm">
          <draw:text-box>
            <text:p text:style-name="P3"><text:span text:style-name="T3">By. Keerthi Banda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lance" presentation:presentation-page-layout-name="AL1T1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1">Fixed Assets</text:span></text:p>
          </draw:text-box>
        </draw:frame>
        <draw:frame presentation:style-name="pr4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style-name="P5">A long-term tangible piece of property that an organization owns and uses in the production of its income.</text:p>
              </text:list-item>
            </text:list>
            <text:list text:style-name="L2">
              <text:list-item>
                <text:p text:style-name="P5">They are not expected to be consumed or converted into cash any sooner than at least one year's time.</text:p>
              </text:list-item>
            </text:list>
            <text:list text:style-name="L2">
              <text:list-item>
                <text:p text:style-name="P6">Examples</text:p>
              </text:list-item>
            </text:list>
            <text:list text:style-name="L2">
              <text:list-item>
                <text:p text:style-name="P6"><text:s text:c="3"/>Plants and machinery, furniture, office equipment, fixtures and fittings, computers, motor vehicles, <text:s/>land and buildings et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alance" presentation:presentation-page-layout-name="AL2T0">
        <office:forms form:automatic-focus="false" form:apply-design-mode="false"/>
        <draw:frame presentation:style-name="pr3" draw:text-style-name="P2" draw:layer="layout" svg:width="25.199cm" svg:height="3.507cm" svg:x="1.4cm" svg:y="0.837cm" presentation:class="title">
          <draw:text-box>
            <text:p text:style-name="P2"><text:span text:style-name="T1">Client and Project Requirement</text:span></text:p>
          </draw:text-box>
        </draw:frame>
        <draw:frame presentation:style-name="pr6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lance" presentation:presentation-page-layout-name="AL1T1">
        <office:forms form:automatic-focus="false" form:apply-design-mode="false"/>
        <draw:frame presentation:style-name="pr7" draw:text-style-name="P7" draw:layer="layout" svg:width="25.599cm" svg:height="3.473cm" svg:x="1cm" svg:y="0.054cm" presentation:class="title" presentation:user-transformed="true">
          <draw:text-box>
            <text:p text:style-name="P2"><text:span text:style-name="T1">Advantages of the </text:span><text:span text:style-name="T1"><text:line-break/></text:span><text:span text:style-name="T1">Proposed System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8"><text:s text:c="3"/>Helps to maintain all the related informations to fixed assets, which are located in different geographical location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lance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<text:span text:style-name="T1">Fixed Asset Management System</text:span>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8">Intro : web based</text:p>
              </text:list-item>
            </text:list>
            <text:list text:style-name="L2">
              <text:list-item>
                <text:p text:style-name="P8"/>
              </text:list-item>
            </text:list>
            <text:list text:style-name="L2">
              <text:list-item>
                <text:p text:style-name="P8">Structure of the Application</text:p>
              </text:list-item>
            </text:list>
            <text:list text:style-name="L2">
              <text:list-item>
                <text:p text:style-name="P8"><text:s text:c="4"/>Planning Execution Monitoring Control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lance" presentation:presentation-page-layout-name="AL1T1">
        <office:forms form:automatic-focus="false" form:apply-design-mode="false"/>
        <draw:frame presentation:style-name="pr7" draw:text-style-name="P7" draw:layer="layout" svg:width="25.199cm" svg:height="3.256cm" svg:x="1.4cm" svg:y="0.962cm" presentation:class="title">
          <draw:text-box>
            <text:p text:style-name="P2"><text:span text:style-name="T1">Fixed Asset Management</text:span></text:p>
          </draw:text-box>
        </draw:frame>
        <draw:frame presentation:style-name="pr8" draw:text-style-name="P9" draw:layer="layout" svg:width="25.199cm" svg:height="8.086cm" svg:x="1.2cm" svg:y="4.414cm" presentation:class="outline" presentation:user-transformed="true">
          <draw:text-box>
            <text:list text:style-name="L2">
              <text:list-item>
                <text:p text:style-name="P9"><text:s text:c="3"/>Fixed assets management is an accounting process that seeks to track fixed assets for the purposes of financial accounting, preventive maintenance, and theft deterrence. </text:p>
              </text:list-item>
            </text:list>
            <text:list text:style-name="L2">
              <text:list-item>
                <text:p text:style-name="P10"><text:span text:style-name="T4">- Wikiped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lance" presentation:presentation-page-layout-name="AL1T1">
        <office:forms form:automatic-focus="false" form:apply-design-mode="false"/>
        <draw:frame presentation:style-name="pr7" draw:text-style-name="P7" draw:layer="layout" svg:width="25.199cm" svg:height="3.256cm" svg:x="1.4cm" svg:y="0.962cm" presentation:class="title">
          <draw:text-box>
            <text:p text:style-name="P2"><text:span text:style-name="T1">Utilized Technologies</text:span></text:p>
          </draw:text-box>
        </draw:frame>
        <draw:frame presentation:style-name="pr9" draw:text-style-name="P11" draw:layer="layout" svg:width="25.199cm" svg:height="7.586cm" svg:x="1.4cm" svg:y="4.914cm" presentation:class="outline" presentation:user-transformed="true">
          <draw:text-box>
            <text:list text:style-name="L2">
              <text:list-item>
                <text:p text:style-name="P5">PHP + CakePHP</text:p>
              </text:list-item>
            </text:list>
            <text:list text:style-name="L2">
              <text:list-item>
                <text:p text:style-name="P5">ExtJS</text:p>
              </text:list-item>
            </text:list>
            <text:list text:style-name="L2">
              <text:list-item>
                <text:p text:style-name="P5">PostgreSQL</text:p>
              </text:list-item>
            </text:list>
            <text:list text:style-name="L2">
              <text:list-item>
                <text:p text:style-name="P5">Apache + Linux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lance" presentation:presentation-page-layout-name="AL1T1">
        <office:forms form:automatic-focus="false" form:apply-design-mode="false"/>
        <draw:frame presentation:style-name="pr7" draw:text-style-name="P7" draw:layer="layout" svg:width="25.199cm" svg:height="3.256cm" svg:x="1.4cm" svg:y="0.962cm" presentation:class="title">
          <draw:text-box>
            <text:p text:style-name="P2"><text:span text:style-name="T1">MVC Design Pattern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lance" presentation:presentation-page-layout-name="AL1T1">
        <office:forms form:automatic-focus="false" form:apply-design-mode="false"/>
        <draw:frame presentation:style-name="pr7" draw:text-style-name="P7" draw:layer="layout" svg:width="25.199cm" svg:height="3.256cm" svg:x="1.4cm" svg:y="0.962cm" presentation:class="title">
          <draw:text-box>
            <text:p text:style-name="P2"><text:span text:style-name="T1">Project Features</text:span>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alance">
        <office:forms form:automatic-focus="false" form:apply-design-mode="false"/>
        <draw:custom-shape draw:style-name="gr3" draw:text-style-name="P13" draw:layer="layout" svg:width="7.904cm" svg:height="3.579cm" svg:x="5.775cm" svg:y="5.392cm">
          <text:p text:style-name="P12"><text:span text:style-name="T5">Product A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7.904cm" svg:height="3.579cm" svg:x="14.439cm" svg:y="5.348cm">
          <text:p text:style-name="P12"><text:span text:style-name="T5">Product B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7.946cm" svg:height="3.676cm" svg:x="5.75cm" svg:y="9.743cm">
          <text:p text:style-name="P12"><text:span text:style-name="T5">Product C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layer="layout" svg:width="7.946cm" svg:height="3.676cm" svg:x="14.45cm" svg:y="9.743cm">
          <text:p text:style-name="P12"><text:span text:style-name="T5">Product D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3" draw:layer="layout" svg:width="7.839cm" svg:height="3.4cm" svg:x="10.282cm" svg:y="14.346cm">
          <text:p text:style-name="P12"><text:span text:style-name="T5">Product E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Balance">
        <office:forms form:automatic-focus="false" form:apply-design-mode="false"/>
        <draw:custom-shape draw:style-name="gr7" draw:text-style-name="P15" draw:layer="layout" svg:width="15.569cm" svg:height="12.67cm" svg:x="3.091cm" svg:y="5.265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7" draw:layer="layout" svg:width="13.646cm" svg:height="3.055cm" svg:x="10.68cm" svg:y="6.098cm">
          <text:p text:style-name="P16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13.646cm" svg:height="3.055cm" svg:x="10.68cm" svg:y="9.899cm">
          <text:p text:style-name="P16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8" draw:layer="layout" svg:width="13.646cm" svg:height="3.055cm" svg:x="10.68cm" svg:y="13.7cm">
          <text:p text:style-name="P16"><text:span text:style-name="T5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Balance">
        <office:forms form:automatic-focus="false" form:apply-design-mode="false"/>
        <draw:custom-shape draw:style-name="gr9" draw:text-style-name="P19" draw:layer="layout" svg:width="5.449cm" svg:height="2.866cm" svg:x="4.79cm" svg:y="6.381cm">
          <draw:glue-point draw:id="4" svg:x="-1.789cm" svg:y="4.997cm"/>
          <text:p text:style-name="P12"><text:span text:style-name="T8">Step 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19" draw:layer="layout" svg:width="5.351cm" svg:height="2.903cm" svg:x="13.892cm" svg:y="6.402cm">
          <draw:glue-point draw:id="4" svg:x="-0.592cm" svg:y="4.99cm"/>
          <text:p text:style-name="P12"><text:span text:style-name="T8">Step 3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9" draw:layer="layout" svg:width="5.339cm" svg:height="2.834cm" svg:x="18.393cm" svg:y="6.381cm">
          <draw:glue-point draw:id="4" svg:x="-0.649cm" svg:y="5cm"/>
          <text:p text:style-name="P12"><text:span text:style-name="T8">Goal!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7" draw:layer="layout" svg:width="4.089cm" svg:height="6.85cm" svg:x="4.79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draw:layer="layout" svg:width="5.351cm" svg:height="2.903cm" svg:x="9.391cm" svg:y="6.403cm">
          <draw:glue-point draw:id="4" svg:x="-0.592cm" svg:y="4.99cm"/>
          <text:p text:style-name="P12"><text:span text:style-name="T8">Step 2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20" draw:layer="layout" svg:width="4.089cm" svg:height="6.85cm" svg:x="9.391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4.089cm" svg:height="6.85cm" svg:x="13.892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4.089cm" svg:height="6.85cm" svg:x="18.393cm" svg:y="9.682cm">
          <draw:glue-point draw:id="4" svg:x="-0.797cm" svg:y="-5cm"/>
          <text:p text:style-name="P16"><text:span text:style-name="T9">Please insert 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Balance">
        <office:forms form:automatic-focus="false" form:apply-design-mode="false"/>
        <draw:custom-shape draw:style-name="gr3" draw:text-style-name="P13" draw:id="id2" draw:layer="layout" svg:width="5.87cm" svg:height="2.589cm" svg:x="11.142cm" svg:y="6.213cm">
          <text:p text:style-name="P12"><text:span text:style-name="T5">Product 1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3" draw:id="id1" draw:layer="layout" svg:width="5.914cm" svg:height="2.663cm" svg:x="6.406cm" svg:y="9.919cm">
          <text:p text:style-name="P12"><text:span text:style-name="T5">Product 2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draw:id="id4" draw:layer="layout" svg:width="5.776cm" svg:height="2.663cm" svg:x="18.37cm" svg:y="14.181cm">
          <text:p text:style-name="P21"><text:span text:style-name="T10">Product C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2" draw:id="id5" draw:layer="layout" svg:width="5.776cm" svg:height="2.663cm" svg:x="11.17cm" svg:y="14.182cm">
          <text:p text:style-name="P21"><text:span text:style-name="T10">Product B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id="id3" draw:layer="layout" svg:width="5.776cm" svg:height="2.663cm" svg:x="3.87cm" svg:y="14.183cm">
          <text:p text:style-name="P21"><text:span text:style-name="T10">Product A</text:span></text:p>
          <draw:enhanced-geometry svg:viewBox="0 0 21600 21600" draw:path-stretchpoint-x="10800" draw:path-stretchpoint-y="10800" draw:text-areas="?f3 ?f4 ?f5 ?f6" draw:type="round-rectangle" draw:modifiers="3608.108108108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5" draw:layer="layout" svg:x1="12.32cm" svg:y1="11.25cm" svg:x2="14.077cm" svg:y2="8.802cm" draw:start-shape="id1" draw:start-glue-point="1" draw:end-shape="id2" draw:end-glue-point="2" svg:d="m12320 11250h1757v-2448">
          <text:p text:style-name="P3"/>
        </draw:connector>
        <draw:connector draw:style-name="gr16" draw:text-style-name="P15" draw:layer="layout" draw:line-skew="2.008cm" svg:x1="14.077cm" svg:y1="8.802cm" svg:x2="6.758cm" svg:y2="14.183cm" draw:start-shape="id2" draw:start-glue-point="2" draw:end-shape="id3" svg:d="m14077 8802v4698h-7319v683">
          <text:p text:style-name="P3"/>
        </draw:connector>
        <draw:connector draw:style-name="gr16" draw:text-style-name="P15" draw:layer="layout" draw:line-skew="2.009cm" svg:x1="14.077cm" svg:y1="8.802cm" svg:x2="21.258cm" svg:y2="14.181cm" draw:start-shape="id2" draw:start-glue-point="2" draw:end-shape="id4" svg:d="m14077 8802v4698h7181v681">
          <text:p text:style-name="P3"/>
        </draw:connector>
        <draw:connector draw:style-name="gr16" draw:text-style-name="P15" draw:layer="layout" draw:line-skew="2.709cm" svg:x1="14.077cm" svg:y1="8.802cm" svg:x2="14.058cm" svg:y2="14.182cm" draw:start-shape="id2" draw:start-glue-point="2" draw:end-shape="id5" draw:end-glue-point="0" svg:d="m14077 8802v5399h-19v-19">
          <text:p text:style-name="P3"/>
        </draw:connector>
        <draw:frame draw:style-name="gr6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Balance">
        <office:forms form:automatic-focus="false" form:apply-design-mode="false"/>
        <draw:custom-shape draw:style-name="gr3" draw:text-style-name="P24" draw:layer="layout" svg:width="19.696cm" svg:height="2.832cm" svg:x="4.117cm" svg:y="7.355cm">
          <text:p text:style-name="P23"><text:span text:style-name="T5">Product S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4" draw:layer="layout" svg:width="6.126cm" svg:height="2.907cm" svg:x="17.684cm" svg:y="10.535cm">
          <text:p text:style-name="P23"><text:span text:style-name="T5">Product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4" draw:layer="layout" svg:width="13.125cm" svg:height="2.91cm" svg:x="4.117cm" svg:y="10.535cm">
          <text:p text:style-name="P23"><text:span text:style-name="T5">Produc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4" draw:layer="layout" svg:width="6.307cm" svg:height="2.906cm" svg:x="4.117cm" svg:y="13.842cm">
          <text:p text:style-name="P23"><text:span text:style-name="T5">Produc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4" draw:layer="layout" svg:width="6.332cm" svg:height="2.905cm" svg:x="10.905cm" svg:y="13.842cm">
          <text:p text:style-name="P23"><text:span text:style-name="T5">Product 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4" draw:layer="layout" svg:width="6.155cm" svg:height="2.904cm" svg:x="17.684cm" svg:y="13.842cm">
          <text:p text:style-name="P23"><text:span text:style-name="T5">Product 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Balance">
        <office:forms form:automatic-focus="false" form:apply-design-mode="false"/>
        <draw:g>
          <draw:custom-shape draw:style-name="gr17" draw:text-style-name="P26" draw:layer="layout" svg:width="22cm" svg:height="2.048cm" svg:x="3.038cm" svg:y="7.716cm">
            <draw:glue-point draw:id="4" svg:x="-4.02cm" svg:y="2.895cm"/>
            <draw:glue-point draw:id="5" svg:x="-0.479cm" svg:y="2.656cm"/>
            <draw:glue-point draw:id="6" svg:x="1.347cm" svg:y="2.177cm"/>
            <draw:glue-point draw:id="7" svg:x="3.106cm" svg:y="2.895cm"/>
            <draw:glue-point draw:id="8" svg:x="-2.015cm" svg:y="2.895cm"/>
            <draw:glue-point draw:id="9" svg:x="-0.145cm" svg:y="2.539cm"/>
            <draw:glue-point draw:id="10" svg:x="3.329cm" svg:y="2.661cm"/>
            <draw:glue-point draw:id="11" svg:x="1.603cm" svg:y="2.661cm"/>
            <draw:glue-point draw:id="12" svg:x="-3.83cm" svg:y="2.661cm"/>
            <draw:glue-point draw:id="13" svg:x="-3.886cm" svg:y="2.661cm"/>
            <text:p text:style-name="P25"><text:span text:style-name="T11"><text:s text:c="13"/></text:span><text:span text:style-name="T12">2009</text:span><text:span text:style-name="T13"> <text:s text:c="10"/></text:span><text:span text:style-name="T12">2010</text:span><text:span text:style-name="T13"> <text:s text:c="9"/></text:span><text:span text:style-name="T12">2011</text:span><text:span text:style-name="T13"> <text:s text:c="9"/></text:span><text:span text:style-name="T12">2012</text:span></text:p>
            <draw:enhanced-geometry svg:viewBox="0 0 21600 21600" draw:mirror-horizontal="false" draw:mirror-vertical="false" draw:text-areas="0 ?f0 ?f5 ?f2" draw:type="right-arrow" draw:modifiers="19854.944075576 5263.0650496141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27" draw:layer="layout" svg:width="2.549cm" svg:height="1.078cm" svg:x="4.359cm" svg:y="8.206cm">
            <text:p text:style-name="P25"><text:span text:style-name="T12">2008</text:span><text:span text:style-name="T14"> 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28" draw:layer="layout" svg:width="3.574cm" svg:height="6.413cm" svg:x="3.778cm" svg:y="9.526cm">
          <draw:glue-point draw:id="4" svg:x="-0.797cm" svg:y="-5cm"/>
          <text:p text:style-name="P16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3.574cm" svg:height="6.413cm" svg:x="7.678cm" svg:y="9.526cm">
          <draw:glue-point draw:id="4" svg:x="0.665cm" svg:y="-4.969cm"/>
          <text:p text:style-name="P16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3.574cm" svg:height="6.413cm" svg:x="15.578cm" svg:y="9.526cm">
          <draw:glue-point draw:id="4" svg:x="-0.797cm" svg:y="-5cm"/>
          <draw:glue-point draw:id="5" svg:x="0.842cm" svg:y="-5cm"/>
          <text:p text:style-name="P16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9" draw:layer="layout" svg:width="13.142cm" svg:height="0.988cm" svg:x="2.872cm" svg:y="6.863cm">
          <draw:text-box>
            <text:p text:style-name="P3"><text:span text:style-name="T15">Your own statement</text:span></text:p>
          </draw:text-box>
        </draw:frame>
        <draw:custom-shape draw:style-name="gr12" draw:text-style-name="P20" draw:layer="layout" svg:width="3.574cm" svg:height="6.413cm" svg:x="11.678cm" svg:y="9.526cm">
          <draw:glue-point draw:id="4" svg:x="0.99cm" svg:y="-5cm"/>
          <text:p text:style-name="P16"><text:span text:style-name="T9">your own 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0" draw:layer="layout" svg:width="3.574cm" svg:height="6.413cm" svg:x="19.478cm" svg:y="9.526cm">
          <draw:glue-point draw:id="4" svg:x="-0.797cm" svg:y="-5cm"/>
          <draw:glue-point draw:id="5" svg:x="0.842cm" svg:y="-5cm"/>
          <text:p text:style-name="P16"><text:span text:style-name="T9">your own text</text:span></text:p>
          <draw:enhanced-geometry svg:viewBox="0 0 21600 21600" draw:path-stretchpoint-x="10800" draw:path-stretchpoint-y="10800" draw:text-areas="?f3 ?f4 ?f5 ?f6" draw:type="round-rectangle" draw:modifiers="2536.585365853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Balance">
        <office:forms form:automatic-focus="false" form:apply-design-mode="false"/>
        <draw:custom-shape draw:style-name="gr20" draw:text-style-name="P30" draw:layer="layout" svg:width="4.2cm" svg:height="4.203cm" svg:x="15.859cm" svg:y="11.343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0" draw:layer="layout" svg:width="4.2cm" svg:height="4.203cm" svg:x="15.846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0" draw:layer="layout" svg:width="4.2cm" svg:height="4.202cm" svg:x="19.343cm" svg:y="11.37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0" draw:layer="layout" svg:width="4.2cm" svg:height="4.203cm" svg:x="19.343cm" svg:y="7.74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2" draw:text-style-name="P31" draw:layer="layout" svg:width="4.193cm" svg:height="1.068cm" svg:x="14.519cm" svg:y="15.858cm" svg:viewBox="0 0 4194 1069" draw:points="1016,0 4194,0 3098,1069 0,1069">
            <text:p text:style-name="P3"/>
          </draw:polygon>
          <draw:custom-shape draw:style-name="gr23" draw:text-style-name="P30" draw:layer="layout" svg:width="4.2cm" svg:height="4.203cm" svg:x="14.4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4" draw:text-style-name="P31" draw:layer="layout" svg:width="4.193cm" svg:height="1.068cm" svg:x="18.019cm" svg:y="15.857cm" svg:viewBox="0 0 4194 1069" draw:points="1016,0 4194,0 3098,1069 0,1069">
            <text:p text:style-name="P3"/>
          </draw:polygon>
          <draw:custom-shape draw:style-name="gr25" draw:text-style-name="P30" draw:layer="layout" svg:width="4.2cm" svg:height="4.203cm" svg:x="17.987cm" svg:y="12.675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0" draw:text-style-name="P30" draw:layer="layout" svg:width="4.2cm" svg:height="4.203cm" svg:x="5.563cm" svg:y="11.34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0" draw:layer="layout" svg:width="4.2cm" svg:height="4.203cm" svg:x="5.546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0" draw:layer="layout" svg:width="4.2cm" svg:height="4.202cm" svg:x="9.043cm" svg:y="11.377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30" draw:layer="layout" svg:width="4.2cm" svg:height="4.203cm" svg:x="9.043cm" svg:y="7.746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6" draw:text-style-name="P30" draw:layer="layout" svg:width="4.2cm" svg:height="4.202cm" svg:x="14.47cm" svg:y="9.074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0" draw:layer="layout" svg:width="4.2cm" svg:height="4.203cm" svg:x="17.999cm" svg:y="9.08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polygon draw:style-name="gr22" draw:text-style-name="P31" draw:layer="layout" svg:width="4.193cm" svg:height="1.068cm" svg:x="4.215cm" svg:y="15.859cm" svg:viewBox="0 0 4194 1069" draw:points="1016,0 4194,0 3098,1069 0,1069">
            <text:p text:style-name="P3"/>
          </draw:polygon>
          <draw:custom-shape draw:style-name="gr23" draw:text-style-name="P30" draw:layer="layout" svg:width="4.2cm" svg:height="4.203cm" svg:x="4.183cm" svg:y="12.677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polygon draw:style-name="gr22" draw:text-style-name="P31" draw:layer="layout" svg:width="4.193cm" svg:height="1.068cm" svg:x="7.719cm" svg:y="15.858cm" svg:viewBox="0 0 4194 1069" draw:points="1016,0 4194,0 3098,1069 0,1069">
            <text:p text:style-name="P3"/>
          </draw:polygon>
          <draw:custom-shape draw:style-name="gr23" draw:text-style-name="P30" draw:layer="layout" svg:width="4.2cm" svg:height="4.203cm" svg:x="7.687cm" svg:y="12.676cm">
            <text:p text:style-name="P3"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28" draw:text-style-name="P30" draw:layer="layout" svg:width="4.2cm" svg:height="4.202cm" svg:x="4.17cm" svg:y="9.075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30" draw:layer="layout" svg:width="4.2cm" svg:height="4.203cm" svg:x="7.699cm" svg:y="9.09cm">
          <text:p text:style-name="P3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6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Balance">
        <office:forms form:automatic-focus="false" form:apply-design-mode="false"/>
        <draw:frame draw:style-name="gr30" draw:layer="layout" svg:width="23.575cm" svg:height="13.874cm" svg:x="2.204cm" svg:y="5.599cm">
          <draw:object xlink:href="./Object 2" xlink:type="simple" xlink:show="embed" xlink:actuate="onLoad"/>
          <draw:image xlink:href="./ObjectReplacements/Object 2" xlink:type="simple" xlink:show="embed" xlink:actuate="onLoad"/>
          <draw:glue-point draw:id="4" svg:x="5cm" svg:y="4.118cm"/>
          <draw:glue-point draw:id="5" svg:x="-3.963cm" svg:y="4.064cm"/>
          <draw:glue-point draw:id="6" svg:x="4.133cm" svg:y="4.047cm"/>
          <draw:glue-point draw:id="7" svg:x="-4.14cm" svg:y="3.752cm"/>
          <draw:glue-point draw:id="8" svg:x="-4.129cm" svg:y="-4.999cm"/>
        </draw:frame>
        <draw:frame draw:style-name="gr6" draw:text-style-name="P14" draw:layer="layout" svg:width="25.302cm" svg:height="3.067cm" svg:x="1cm" svg:y="0.401cm">
          <draw:text-box>
            <text:p text:style-name="P3"><text:span text:style-name="T6">Please insert Title</text:span></text:p>
            <text:p text:style-name="P3"><text:span text:style-name="T7">Please insert sub-tit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5" draw:master-page-name="Balance">
        <office:forms form:automatic-focus="false" form:apply-design-mode="false"/>
        <draw:frame presentation:style-name="pr10" draw:text-style-name="P2" draw:layer="layout" svg:width="25.199cm" svg:height="3.507cm" svg:x="1.401cm" svg:y="0.438cm" presentation:class="title" presentation:user-transformed="true">
          <draw:text-box>
            <text:p text:style-name="P3"><text:span text:style-name="T1">Thank you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05" draw:display-name="Gradient 105" draw:style="linear" draw:start-color="#ffd320" draw:end-color="#ffd320" draw:start-intensity="70%" draw:end-intensity="100%" draw:angle="2700" draw:border="0%"/>
    <draw:gradient draw:name="Gradient_20_108" draw:display-name="Gradient 108" draw:style="linear" draw:start-color="#ffd320" draw:end-color="#ffd320" draw:start-intensity="65%" draw:end-intensity="100%" draw:angle="1800" draw:border="0%"/>
    <draw:gradient draw:name="Gradient_20_117" draw:display-name="Gradient 117" draw:style="linear" draw:start-color="#d3d3d4" draw:end-color="#d3d3d4" draw:start-intensity="85%" draw:end-intensity="100%" draw:angle="0" draw:border="0%"/>
    <draw:gradient draw:name="Gradient_20_123" draw:display-name="Gradient 123" draw:style="axial" draw:start-color="#999999" draw:end-color="#ffffff" draw:start-intensity="100%" draw:end-intensity="100%" draw:angle="0" draw:border="0%"/>
    <draw:gradient draw:name="Gradient_20_124" draw:display-name="Gradient 124" draw:style="linear" draw:start-color="#bcdef8" draw:end-color="#bcdef8" draw:start-intensity="85%" draw:end-intensity="100%" draw:angle="0" draw:border="0%"/>
    <draw:gradient draw:name="Gradient_20_31" draw:display-name="Gradient 31" draw:style="axial" draw:start-color="#ff950e" draw:end-color="#ffd320" draw:start-intensity="100%" draw:end-intensity="100%" draw:angle="0" draw:border="0%"/>
    <draw:gradient draw:name="Gradient_20_33" draw:display-name="Gradient 33" draw:style="axial" draw:start-color="#c0c0c0" draw:end-color="#ffffff" draw:start-intensity="100%" draw:end-intensity="100%" draw:angle="0" draw:border="0%"/>
    <draw:gradient draw:name="Gradient_20_34" draw:display-name="Gradient 34" draw:style="axial" draw:start-color="#cccccc" draw:end-color="#ffffff" draw:start-intensity="100%" draw:end-intensity="100%" draw:angle="0" draw:border="0%"/>
    <draw:gradient draw:name="Gradient_20_36" draw:display-name="Gradient 36" draw:style="linear" draw:start-color="#ff950e" draw:end-color="#ffd320" draw:start-intensity="100%" draw:end-intensity="100%" draw:angle="180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Gradient_20_7" draw:display-name="Gradient 7" draw:style="linear" draw:start-color="#807f7e" draw:end-color="#d3d3d4" draw:start-intensity="90%" draw:end-intensity="100%" draw:angle="900" draw:border="0%"/>
    <draw:gradient draw:name="Gradient_20_8" draw:display-name="Gradient 8" draw:style="linear" draw:start-color="#848382" draw:end-color="#d3d3d4" draw:start-intensity="100%" draw:end-intensity="100%" draw:angle="900" draw:border="0%"/>
    <draw:gradient draw:name="Gradient_20_9" draw:display-name="Gradient 9" draw:style="linear" draw:start-color="#bcdef8" draw:end-color="#bcdef8" draw:start-intensity="90%" draw:end-intensity="100%" draw:angle="0" draw:border="0%"/>
    <draw:gradient draw:name="time" draw:style="linear" draw:start-color="#807f7e" draw:end-color="#d3d3d4" draw:start-intensity="90%" draw:end-intensity="100%" draw:angle="0" draw:border="0%"/>
    <draw:gradient draw:name="time2" draw:style="linear" draw:start-color="#848382" draw:end-color="#d3d3d4" draw:start-intensity="95%" draw:end-intensity="100%" draw:angle="0" draw:border="0%"/>
    <draw:gradient draw:name="time3" draw:style="linear" draw:start-color="#d3d3d4" draw:end-color="#d3d3d4" draw:start-intensity="70%" draw:end-intensity="100%" draw:angle="0" draw:border="0%"/>
    <draw:hatch draw:name="Black_20_0_20_Degrees" draw:display-name="Black 0 Degrees" draw:style="single" draw:color="#000000" draw:distance="0.102cm" draw:rotation="0"/>
    <draw:hatch draw:name="Hatch_20_46" draw:display-name="Hatch 46" draw:style="single" draw:color="#000000" draw:distance="0.02cm" draw:rotation="0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400000003007D6D38D2.jpg" xlink:type="simple" xlink:show="embed" xlink:actuate="onLoad"/>
    <draw:fill-image draw:name="Bitmape_20_18" draw:display-name="Bitmape 18" xlink:href="Pictures/1000000000000400000003007D6D38D2.jpg" xlink:type="simple" xlink:show="embed" xlink:actuate="onLoad"/>
    <draw:fill-image draw:name="background" xlink:href="Pictures/100000000000040000000300DE54C997.jp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alance-title" style:family="presentation">
      <style:graphic-properties draw:stroke="none" draw:fill="none" draw:textarea-vertical-align="middle">
        <text:list-style style:name="Balan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alance-subtitle" style:family="presentation">
      <style:graphic-properties draw:stroke="none" draw:fill="none" draw:textarea-vertical-align="middle">
        <text:list-style style:name="Balan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ala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l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alance-outline1" style:family="presentation">
      <style:graphic-properties draw:stroke="none" draw:fill="none">
        <text:list-style style:name="Bal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alance-outline2" style:family="presentation" style:parent-style-name="Balance-outline1">
      <style:paragraph-properties fo:margin-top="0cm" fo:margin-bottom="0.4cm"/>
      <style:text-properties fo:font-size="28pt" style:font-size-asian="28pt" style:font-size-complex="28pt"/>
    </style:style>
    <style:style style:name="Balance-outline3" style:family="presentation" style:parent-style-name="Balance-outline2">
      <style:paragraph-properties fo:margin-top="0cm" fo:margin-bottom="0.3cm"/>
      <style:text-properties fo:font-size="24pt" style:font-size-asian="24pt" style:font-size-complex="24pt"/>
    </style:style>
    <style:style style:name="Balance-outline4" style:family="presentation" style:parent-style-name="Balance-outline3">
      <style:paragraph-properties fo:margin-top="0cm" fo:margin-bottom="0.2cm"/>
      <style:text-properties fo:font-size="20pt" style:font-size-asian="20pt" style:font-size-complex="20pt"/>
    </style:style>
    <style:style style:name="Balance-outline5" style:family="presentation" style:parent-style-name="Balance-outline4">
      <style:paragraph-properties fo:margin-top="0cm" fo:margin-bottom="0.1cm"/>
      <style:text-properties fo:font-size="20pt" style:font-size-asian="20pt" style:font-size-complex="20pt"/>
    </style:style>
    <style:style style:name="Balance-outline6" style:family="presentation" style:parent-style-name="Balance-outline5">
      <style:paragraph-properties fo:margin-top="0cm" fo:margin-bottom="0.1cm"/>
      <style:text-properties fo:font-size="20pt" style:font-size-asian="20pt" style:font-size-complex="20pt"/>
    </style:style>
    <style:style style:name="Balance-outline7" style:family="presentation" style:parent-style-name="Balance-outline6">
      <style:paragraph-properties fo:margin-top="0cm" fo:margin-bottom="0.1cm"/>
      <style:text-properties fo:font-size="20pt" style:font-size-asian="20pt" style:font-size-complex="20pt"/>
    </style:style>
    <style:style style:name="Balance-outline8" style:family="presentation" style:parent-style-name="Balance-outline7">
      <style:paragraph-properties fo:margin-top="0cm" fo:margin-bottom="0.1cm"/>
      <style:text-properties fo:font-size="20pt" style:font-size-asian="20pt" style:font-size-complex="20pt"/>
    </style:style>
    <style:style style:name="Balance-outline9" style:family="presentation" style:parent-style-name="Balanc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Balance-backgroundobjects">
      <style:graphic-properties draw:stroke="none" draw:fill="none" draw:fill-color="#ffffff" draw:auto-grow-height="false" fo:min-height="1.449cm"/>
    </style:style>
    <style:style style:name="pr2" style:family="presentation" style:parent-style-name="Balance-backgroundobjects">
      <style:graphic-properties draw:stroke="none" draw:fill="none" draw:fill-color="#ffffff" draw:auto-grow-height="false" fo:min-height="1.485cm"/>
    </style:style>
    <style:style style:name="pr3" style:family="presentation" style:parent-style-name="Balanc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lance" style:page-layout-name="PM1" draw:style-name="dp1">
      <office:forms form:automatic-focus="false" form:apply-design-mode="false"/>
      <draw:frame presentation:style-name="Balance-title" draw:layer="backgroundobjects" svg:width="25.199cm" svg:height="3.506cm" svg:x="1.4cm" svg:y="0.837cm" presentation:class="title" presentation:placeholder="true">
        <draw:text-box/>
      </draw:frame>
      <draw:frame presentation:style-name="Balanc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Balance-title" draw:layer="backgroundobjects" svg:width="14.848cm" svg:height="11.136cm" svg:x="3.075cm" svg:y="2.257cm" presentation:class="page"/>
        <draw:frame presentation:style-name="Balanc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Balance</dc:title>
    <dc:description>An egg supporting a large stone. This template will fit presentations on team, cooperation, balance, support, confidence, strength, etc.&lt;a href="http://templates.redoffice.com/template/cateShow.php?class=mb&amp;categoryid=117&amp;sid=165"&gt;more about Business Impress Templates&lt;/a&gt;.</dc:description>
    <dc:subject>&lt;a href="http://templates.redoffice.com/template/cateShow.php?class=mb&amp;categoryid=117&amp;sid=165"&gt;Business&lt;/a&gt;</dc:subject>
    <meta:initial-creator>Keerthi Bandara</meta:initial-creator>
    <meta:creation-date>2009-10-08T14:37:38</meta:creation-date>
    <dc:creator>Keerthi Bandara</dc:creator>
    <dc:date>2009-10-08T15:03:06</dc:date>
    <meta:keyword>presentation background</meta:keyword>
    <meta:keyword>Presentation</meta:keyword>
    <meta:keyword>Dark blue</meta:keyword>
    <meta:keyword>Stone</meta:keyword>
    <meta:keyword>Egg</meta:keyword>
    <meta:keyword>Balance</meta:keyword>
    <meta:keyword>Redoffice Templates</meta:keyword>
    <meta:keyword>Redoffice.com</meta:keyword>
    <meta:editing-cycles>13</meta:editing-cycles>
    <meta:editing-duration>PT25M13S</meta:editing-duration>
    <meta:user-defined meta:name="Info 2"/>
    <meta:user-defined meta:name="Info 3"/>
    <meta:user-defined meta:name="Info 4"/>
    <meta:user-defined meta:name="License">&lt;a href="http://templates.services.openoffice.org/bsd-license"&gt;BSD&lt;/a&gt;</meta:user-defined>
    <meta:document-statistic meta:object-count="15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/>
    </style:style>
    <style:style style:name="ch3" style:family="chart" style:data-style-name="N0">
      <style:chart-properties chart:display-label="true" chart:tick-marks-major-inner="false" chart:tick-marks-major-outer="true" chart:logarithmic="false" chart:minimum="0" chart:maximum="12" chart:origin="2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4" style:family="chart" style:data-style-name="N0">
      <style:chart-properties chart:display-label="true" chart:tick-marks-major-inner="false" chart:tick-marks-major-outer="true" chart:logarithmic="false" chart:minimum="0" chart:maximum="12" chart:origin="0" chart:interval-major="2" chart:text-overlap="false" chart:reverse-direction="false" text:line-break="false" chart:label-arrangement="side-by-side" chart:link-data-style-to-source="false" chart:visible="true" style:direction="ltr" chart:interval-minor-divisor="2"/>
      <style:graphic-properties draw:stroke="solid" svg:stroke-width="0cm" svg:stroke-color="#000000"/>
      <style:text-properties fo:color="#000000" fo:font-family="Arial" style:font-family-generic="swiss" style:font-pitch="variable" fo:font-size="22pt" style:text-underline-style="none" fo:font-weight="bold" style:font-family-asian="宋体" style:font-family-generic-asian="system" style:font-pitch-asian="variable" style:font-size-asian="16pt" style:font-family-complex="Tahoma" style:font-family-generic-complex="system" style:font-pitch-complex="variable" style:font-size-complex="8pt"/>
    </style:style>
    <style:style style:name="ch5" style:family="chart">
      <style:graphic-properties svg:stroke-width="0cm"/>
    </style:style>
    <style:style style:name="ch6" style:family="chart">
      <style:chart-properties chart:symbol-type="image" chart:symbol-width="1.08cm" chart:symbol-height="1.08cm">
        <chart:symbol-image xlink:href="Pictures/100002000000001200000012EA5D6875.gif" xlink:type="simple" xlink:actuate="onLoad"/>
      </style:chart-properties>
      <style:graphic-properties draw:stroke="solid" svg:stroke-width="0.15cm" svg:stroke-color="#5a6e84" draw:fill-color="#5a6e84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7" style:family="chart">
      <style:chart-properties chart:solid-type="cuboid" chart:symbol-type="image" chart:symbol-width="0.07cm" chart:symbol-height="0.07cm">
        <chart:symbol-image xlink:href="Pictures/100002000000000A0000000A37714092.gif" xlink:type="simple" xlink:actuate="onLoad"/>
      </style:chart-properties>
    </style:style>
    <style:style style:name="ch8" style:family="chart">
      <style:chart-properties chart:solid-type="cuboid" chart:symbol-type="image" chart:symbol-width="1.23cm" chart:symbol-height="1.23cm">
        <chart:symbol-image xlink:href="Pictures/1000020100000038000000386ADB3D58.png" xlink:type="simple" xlink:actuate="onLoad"/>
      </style:chart-properties>
    </style:style>
    <style:style style:name="ch9" style:family="chart">
      <style:chart-properties chart:solid-type="cuboid" chart:symbol-type="image" chart:symbol-width="0.02cm" chart:symbol-height="0.02cm">
        <chart:symbol-image xlink:href="Pictures/100002000000000A0000000A37714092.gif" xlink:type="simple" xlink:actuate="onLoad"/>
      </style:chart-properties>
    </style:style>
    <style:style style:name="ch10" style:family="chart">
      <style:chart-properties chart:solid-type="cuboid" chart:symbol-type="image" chart:symbol-width="1.23cm" chart:symbol-height="1.23cm">
        <chart:symbol-image xlink:href="Pictures/10000201000000380000003822F55AE0.png" xlink:type="simple" xlink:actuate="onLoad"/>
      </style:chart-properties>
    </style:style>
    <style:style style:name="ch11" style:family="chart">
      <style:chart-properties chart:solid-type="cuboid" chart:symbol-type="image" chart:symbol-width="1.06cm" chart:symbol-height="1.062cm">
        <chart:symbol-image xlink:href="Pictures/100002010000021B0000021C838BD59E.png" xlink:type="simple" xlink:actuate="onLoad"/>
      </style:chart-properties>
    </style:style>
    <style:style style:name="ch12" style:family="chart">
      <style:chart-properties chart:symbol-type="image" chart:symbol-width="0.07cm" chart:symbol-height="0.07cm">
        <chart:symbol-image xlink:href="Pictures/100002000000000A0000000A1F4FBE6C.gif" xlink:type="simple" xlink:actuate="onLoad"/>
      </style:chart-properties>
      <style:graphic-properties draw:stroke="solid" svg:stroke-width="0.15cm" svg:stroke-color="#1c2228" draw:fill-color="#1c2228" dr3d:edge-rounding="0%"/>
      <style:text-properties fo:font-family="Arial" style:font-family-generic="swiss" style:font-pitch="variable" fo:font-size="6pt" style:font-family-asian="宋体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3" style:family="chart">
      <style:chart-properties chart:solid-type="cuboid" chart:symbol-type="image" chart:symbol-width="0.07cm" chart:symbol-height="0.07cm"/>
    </style:style>
    <style:style style:name="ch14" style:family="chart">
      <style:graphic-properties draw:stroke="none" svg:stroke-width="0.1cm" svg:stroke-color="#000000" draw:fill="none" draw:fill-color="#e6e6e6" draw:fill-gradient-name="Gradient_20_4" draw:gradient-step-count="124" draw:opacity="10%" draw:opacity-name="" draw:fill-image-width="0cm" draw:fill-image-height="0cm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3.576cm" svg:height="13.875cm" chart:class="chart:scatter" chart:style-name="ch1">
        <chart:plot-area chart:style-name="ch2" chart:data-source-has-labels="both" svg:x="0.464cm" svg:y="0.518cm" svg:width="22.414cm" svg:height="12.772cm">
          <chart:axis chart:dimension="x" chart:name="primary-x" chart:style-name="ch3">
            <chart:categories table:cell-range-address="local-table.$A$2:.$A$9"/>
            <chart:grid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9" chart:label-cell-address="local-table.$C$1" chart:class="chart:scatter">
            <chart:domain table:cell-range-address="local-table.$B$2:.$B$9"/>
            <chart:data-point/>
            <chart:data-point chart:style-name="ch7"/>
            <chart:data-point chart:style-name="ch8"/>
            <chart:data-point chart:style-name="ch9"/>
            <chart:data-point chart:style-name="ch10"/>
            <chart:data-point chart:style-name="ch9" chart:repeated="2"/>
            <chart:data-point chart:style-name="ch11"/>
          </chart:series>
          <chart:series chart:style-name="ch12" chart:values-cell-range-address="local-table.$D$2:.$D$9" chart:label-cell-address="local-table.$D$1" chart:class="chart:scatter">
            <chart:data-point/>
            <chart:data-point chart:style-name="ch13"/>
            <chart:data-point chart:style-name="ch8"/>
            <chart:data-point chart:style-name="ch13"/>
            <chart:data-point chart:style-name="ch10"/>
            <chart:data-point chart:style-name="ch13" chart:repeated="2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2</text:p>
              </table:table-cell>
              <table:table-cell office:value-type="string">
                <text:p>列 3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行 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行 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行 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行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3" draw:display-name="Gradient 13" draw:style="linear" draw:start-color="#4c4c4c" draw:end-color="#e6e6e6" draw:start-intensity="100%" draw:end-intensity="100%" draw:angle="2700" draw:border="0%"/>
    <draw:gradient draw:name="Gradient_20_24" draw:display-name="Gradient 24" draw:style="linear" draw:start-color="#e6e6e6" draw:end-color="#666666" draw:start-intensity="100%" draw:end-intensity="100%" draw:angle="450" draw:border="0%"/>
    <draw:gradient draw:name="Gradient_20_4" draw:display-name="Gradient 4" draw:style="linear" draw:start-color="#807f7e" draw:end-color="#d3d3d4" draw:start-intensity="90%" draw:end-intensity="100%" draw:angle="450" draw:border="0%"/>
    <draw:gradient draw:name="地球底色" draw:style="radial" draw:cx="50%" draw:cy="50%" draw:start-color="#c0c0c0" draw:end-color="#ffffff" draw:start-intensity="100%" draw:end-intensity="100%" draw:border="15%"/>
    <draw:gradient draw:name="球影子" draw:style="radial" draw:cx="50%" draw:cy="50%" draw:start-color="#ffffff" draw:end-color="#cccccc" draw:start-intensity="100%" draw:end-intensity="100%" draw:border="0%"/>
  </office:styles>
</office:document-styles>
</file>